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URLConverter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ortletURLConverter.get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letURLConverter.decodeParameterName( String encodedParam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rtletURLConverter.getPortl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Converter.isParameter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Converter.PortletURLConverter( String eventDat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ortletURLConverter.getAction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Converter.get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rtletURLConverter.getM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letURLConverter.encodeParameterName( String para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rtletURLConverter.encode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rtletURLConverter.decodeParameterValues( String encodedParamValu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ortletURLConverter.encodeParameterValues( String [ ] param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letURLConverter.getMod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Converter.se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Converter.decode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rtletURLConverter.getStat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Converter.setParam( String name , String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Converter.setMode( Portlet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Converter.getParam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Converter.i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Converter.setState( Window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Converter.PortletURLConverter( CopletInstance c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